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linecap="round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textarea-vertical-align="middle" loext:decorative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ff0000" svg:stroke-linecap="round" draw:fill="none" draw:textarea-vertical-align="middle" loext:decorative="false"/>
    </style:style>
    <style:style style:name="gr10" style:family="graphic" style:parent-style-name="standard">
      <style:graphic-properties draw:marker-start="Linienspitzen_20_1" draw:marker-start-width="0.3cm" draw:marker-end="Linienspitzen_20_2" draw:marker-end-width="0.3cm" draw:textarea-vertical-align="middle" loext:decorative="false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5cm" svg:y1="1.5cm" svg:x2="1.5cm" svg:y2="7.5cm">
          <text:p/>
        </draw:line>
        <draw:line draw:style-name="gr1" draw:text-style-name="P1" draw:layer="layout" svg:x1="3.5cm" svg:y1="1.5cm" svg:x2="5.5cm" svg:y2="7.5cm">
          <text:p/>
        </draw:line>
        <draw:custom-shape draw:style-name="gr2" draw:text-style-name="P2" draw:layer="layout" svg:width="0.25cm" svg:height="0.25cm" svg:x="1.375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5.375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1cm" svg:x="1.5cm" svg:y="9cm">
          <text:p text:style-name="P2">h</text:p>
          <draw:enhanced-geometry svg:viewBox="0 0 21600 21600" draw:type="rectangle" draw:enhanced-path="M 0 0 L 21600 0 21600 21600 0 21600 0 0 Z N"/>
        </draw:custom-shape>
        <draw:circle draw:style-name="gr4" draw:text-style-name="P2" draw:layer="layout" svg:width="1.125cm" svg:height="1.125cm" svg:x="4.5cm" svg:y="5.75cm" draw:kind="arc" draw:start-angle="293.68" draw:end-angle="19.05">
          <text:p/>
        </draw:circle>
        <draw:custom-shape draw:style-name="gr5" draw:text-style-name="P3" draw:layer="layout" svg:width="2cm" svg:height="1cm" svg:x="8cm" svg:y="6cm">
          <text:p text:style-name="P2">r<text:span text:style-name="T1">1</text:span>- r<text:span text:style-name="T1">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7.5cm" svg:x2="5.5cm" svg:y2="7.5cm">
          <text:p/>
        </draw:line>
        <draw:line draw:style-name="gr1" draw:text-style-name="P1" draw:layer="layout" svg:x1="1.5cm" svg:y1="1.5cm" svg:x2="3.5cm" svg:y2="1.5cm">
          <text:p/>
        </draw:line>
        <draw:custom-shape draw:style-name="gr6" draw:text-style-name="P3" draw:layer="layout" svg:width="2cm" svg:height="1cm" svg:x="1.5cm" svg:y="0cm">
          <text:p text:style-name="P2">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1cm" svg:x="1.5cm" svg:y="8cm">
          <text:p text:style-name="P2">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0cm" svg:y="4cm">
          <text:p text:style-name="P2">h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5cm" svg:y1="7.5cm" svg:x2="1.5cm" svg:y2="7.5cm">
          <text:p/>
        </draw:line>
        <draw:line draw:style-name="gr9" draw:text-style-name="P1" draw:layer="layout" svg:x1="7.5cm" svg:y1="7.5cm" svg:x2="7.5cm" svg:y2="5.5cm">
          <text:p/>
        </draw:line>
        <draw:line draw:style-name="gr9" draw:text-style-name="P1" draw:layer="layout" svg:x1="1.5cm" svg:y1="7.5cm" svg:x2="7.5cm" svg:y2="5.5cm">
          <text:p/>
        </draw:line>
        <draw:line draw:style-name="gr10" draw:text-style-name="P2" draw:layer="layout" svg:x1="1.5cm" svg:y1="8cm" svg:x2="5.5cm" svg:y2="8cm">
          <text:p/>
        </draw:line>
        <draw:line draw:style-name="gr10" draw:text-style-name="P2" draw:layer="layout" svg:x1="1.5cm" svg:y1="1cm" svg:x2="3.5cm" svg:y2="1cm">
          <text:p/>
        </draw:line>
        <draw:line draw:style-name="gr10" draw:text-style-name="P2" draw:layer="layout" svg:x1="1cm" svg:y1="1.5cm" svg:x2="1cm" svg:y2="7.5cm">
          <text:p/>
        </draw:line>
        <draw:line draw:style-name="gr10" draw:text-style-name="P2" draw:layer="layout" svg:x1="8cm" svg:y1="5.5cm" svg:x2="8cm" svg:y2="7.5cm">
          <text:p/>
        </draw:line>
        <draw:line draw:style-name="gr10" draw:text-style-name="P2" draw:layer="layout" svg:x1="1.5cm" svg:y1="9cm" svg:x2="7.5cm" svg:y2="9cm">
          <text:p/>
        </draw:line>
        <draw:custom-shape draw:style-name="gr11" draw:text-style-name="P4" draw:layer="layout" svg:width="0.125cm" svg:height="0.125cm" svg:x="5.308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3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 draw:auto-grow-height="false" fo:padding-top="0cm" fo:padding-bottom="0cm" fo:padding-left="0cm" fo:padding-right="0cm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4T14:07:39.251945300</meta:creation-date>
    <dc:date>2025-11-04T14:31:06.680375900</dc:date>
    <meta:editing-duration>PT10M34S</meta:editing-duration>
    <meta:editing-cycles>5</meta:editing-cycles>
    <meta:generator>LibreOffice/25.8.1.1$Windows_X86_64 LibreOffice_project/54047653041915e595ad4e45cccea684809c77b5</meta:generator>
    <meta:document-statistic meta:object-count="23"/>
  </office:meta>
</office:document-meta>
</file>